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806cm" table:align="margins"/>
    </style:style>
    <style:style style:name="Table5.A" style:family="table-column">
      <style:table-column-properties style:column-width="16.806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3ee6" officeooo:paragraph-rsid="00063ee6"/>
    </style:style>
    <style:style style:name="P2" style:family="paragraph" style:parent-style-name="Standard">
      <style:text-properties officeooo:rsid="00083327" officeooo:paragraph-rsid="00083327"/>
    </style:style>
    <style:style style:name="P3" style:family="paragraph" style:parent-style-name="Standard">
      <style:text-properties officeooo:rsid="000a20bb" officeooo:paragraph-rsid="000a20bb"/>
    </style:style>
    <style:style style:name="P4" style:family="paragraph" style:parent-style-name="Standard">
      <style:text-properties officeooo:rsid="000b219e" officeooo:paragraph-rsid="000b219e"/>
    </style:style>
    <style:style style:name="P5" style:family="paragraph" style:parent-style-name="Standard">
      <style:text-properties officeooo:rsid="000cff23" officeooo:paragraph-rsid="000cff23"/>
    </style:style>
    <style:style style:name="P6" style:family="paragraph" style:parent-style-name="Standard">
      <style:text-properties officeooo:rsid="000dbe7c" officeooo:paragraph-rsid="000dbe7c"/>
    </style:style>
    <style:style style:name="P7" style:family="paragraph" style:parent-style-name="Standard">
      <style:text-properties officeooo:rsid="0010d0c0" officeooo:paragraph-rsid="0010d0c0"/>
    </style:style>
    <style:style style:name="P8" style:family="paragraph" style:parent-style-name="Standard">
      <style:text-properties officeooo:paragraph-rsid="0010d0c0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Table_20_Contents">
      <style:text-properties officeooo:rsid="000a20bb" officeooo:paragraph-rsid="000a20bb"/>
    </style:style>
    <style:style style:name="P11" style:family="paragraph" style:parent-style-name="Table_20_Contents">
      <style:text-properties officeooo:paragraph-rsid="000a20bb"/>
    </style:style>
    <style:style style:name="P12" style:family="paragraph" style:parent-style-name="Table_20_Contents">
      <style:text-properties style:font-name="monospace"/>
    </style:style>
    <style:style style:name="P13" style:family="paragraph" style:parent-style-name="Table_20_Contents">
      <style:text-properties style:font-name="monospace" officeooo:paragraph-rsid="000b691e"/>
    </style:style>
    <style:style style:name="P14" style:family="paragraph" style:parent-style-name="Table_20_Contents">
      <style:text-properties style:font-name="monospace" officeooo:rsid="000b691e" officeooo:paragraph-rsid="000b691e"/>
    </style:style>
    <style:style style:name="P15" style:family="paragraph" style:parent-style-name="Table_20_Contents">
      <style:text-properties officeooo:rsid="000cff23" officeooo:paragraph-rsid="000cff23"/>
    </style:style>
    <style:style style:name="P16" style:family="paragraph" style:parent-style-name="Table_20_Contents">
      <style:text-properties fo:color="#000000" style:font-name="monospace" officeooo:rsid="000cff23" officeooo:paragraph-rsid="000cff23" fo:background-color="#ffffff"/>
    </style:style>
    <style:style style:name="P17" style:family="paragraph" style:parent-style-name="Standard">
      <style:text-properties officeooo:paragraph-rsid="0010d0c0"/>
    </style:style>
    <style:style style:name="T1" style:family="text">
      <style:text-properties officeooo:rsid="00063ee6"/>
    </style:style>
    <style:style style:name="T2" style:family="text">
      <style:text-properties officeooo:rsid="000a20bb"/>
    </style:style>
    <style:style style:name="T3" style:family="text">
      <style:text-properties officeooo:rsid="000b691e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style:font-name="monospace" fo:background-color="#ffffff" loext:char-shading-value="0"/>
    </style:style>
    <style:style style:name="T6" style:family="text">
      <style:text-properties fo:color="#18b2b2" fo:background-color="#ffffff" loext:char-shading-value="0"/>
    </style:style>
    <style:style style:name="T7" style:family="text">
      <style:text-properties fo:color="#18b218" fo:background-color="#ffffff" loext:char-shading-value="0"/>
    </style:style>
    <style:style style:name="T8" style:family="text">
      <style:text-properties officeooo:rsid="0010d0c0"/>
    </style:style>
    <style:style style:name="T9" style:family="text">
      <style:text-properties style:font-name="monospa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s:</text:p>
      <text:p text:style-name="P1"/>
      <text:p text:style-name="P1">Executar comando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<text:span text:style-name="Source_20_Text">./manage.py syncdb</text:span></text:p>
            <text:p text:style-name="P9"><text:span text:style-name="Source_20_Text">./manage.py collectstati</text:span><text:span text:style-name="Source_20_Text"><text:span text:style-name="T1">c</text:span></text:span></text:p>
          </table:table-cell>
        </table:table-row>
      </table:table>
      <text:p text:style-name="P1"/>
      <text:p text:style-name="P1">Erro gerado é por que o python está usando o padrao ascii para reconhecer os caracteres, adicionar as seguinte linhas no arquivo ./manage.py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<text:span text:style-name="Source_20_Text">import sys <text:s/></text:span></text:p>
            <text:p text:style-name="Preformatted_20_Text"><text:span text:style-name="Source_20_Text">reload(sys) <text:s/></text:span></text:p>
            <text:p text:style-name="P9"><text:span text:style-name="Source_20_Text">sys.setdefaultencoding('utf8')</text:span></text:p>
          </table:table-cell>
        </table:table-row>
      </table:table>
      <text:p text:style-name="P1"/>
      <text:p text:style-name="P2">Problema com novnc:</text:p>
      <text:p text:style-name="P2">O problema é causado porque o ubuntu não inicia o serviço automaticamente, portanto faça o seguint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cd /etc/init.d</text:p>
            <text:p text:style-name="P11"><text:span text:style-name="T2">sudo wget </text:span><text:a xlink:type="simple" xlink:href="https://github.com/retspen/webvirtmgr/tree/master/conf/initd/webvirtmgr-console-ubuntu" text:style-name="Internet_20_link" text:visited-style-name="Visited_20_Internet_20_Link"><text:span text:style-name="T2">https://github.com/retspen/webvirtmgr/tree/master/conf/initd/</text:span></text:a><text:bookmark text:name="505c15abf7403e93afbaf6343a64f3c0-1eb131bdec5968671d6a546b168324e82dbd9375"/><text:a xlink:type="simple" xlink:href="https://github.com/retspen/webvirtmgr/tree/master/conf/initd/webvirtmgr-console-ubuntu" text:style-name="Internet_20_link" text:visited-style-name="Visited_20_Internet_20_Link">webvirtmgr-console-ubuntu</text:a></text:p>
            <text:p text:style-name="P11"><text:span text:style-name="T2">sudo mv </text:span><text:bookmark text:name="505c15abf7403e93afbaf6343a64f3c0-1eb131bdec5968671d6a546b168324e82dbd93751"/>webvirtmgr-console-ubuntu <text:bookmark text:name="505c15abf7403e93afbaf6343a64f3c0-1eb131bdec5968671d6a546b168324e82dbd93752"/>webvirtmgr-console</text:p>
            <text:p text:style-name="P10">sudo chmod +x webvirtmgr-console</text:p>
            <text:p text:style-name="P10"><text:span text:style-name="Source_20_Text">apt-get install --reinstall websockify</text:span></text:p>
            <text:p text:style-name="P10">reboot</text:p>
          </table:table-cell>
        </table:table-row>
      </table:table>
      <text:p text:style-name="P3"/>
      <text:p text:style-name="P4">Problema <text:span text:style-name="T3">com inicialização do servidor webvirt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ids@ubuntu-server:~$ <text:span text:style-name="T3">sudo </text:span>nano /etc/init.d/webvirtmgr-init</text:p>
            <text:p text:style-name="P14"/>
            <text:p text:style-name="P14">Adicione: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2"><text:span text:style-name="T6">#!/bin/bash</text:span><text:span text:style-name="T4"> </text:span><text:line-break/>/var/www/webvirtmgr/./manage.py runserver 0<text:span text:style-name="T7">:</text:span><text:span text:style-name="T4">8000</text:span></text:p>
                </table:table-cell>
              </table:table-row>
            </table:table>
            <text:p text:style-name="P13"/>
            <text:p text:style-name="P13">ids@ubuntu-server:~$ sudo chmod 775 /etc/init.d/webvirtmgr-init<text:line-break/>ids@ubuntu-server:~$ update-rc.d webvirtmgr-init defaults </text:p>
          </table:table-cell>
        </table:table-row>
      </table:table>
      <text:p text:style-name="P4"/>
      <text:p text:style-name="P5">Erro ao tentar visualizar via web VNC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Crie o script para executar o VNC ao iniciar o sistema.</text:p>
            <text:p text:style-name="P16">/var/www/webvirtmgr/console/webvirtmgr-console </text:p>
          </table:table-cell>
        </table:table-row>
      </table:table>
      <text:p text:style-name="P5"/>
      <text:p text:style-name="P5"/>
      <text:p text:style-name="P6">Falta colocar o VNC e o Servidor para iniciar com o sistema</text:p>
      <text:p text:style-name="P6"/>
      <text:p text:style-name="P7">criei os serviços para iniciarem com o systema.</text:p>
      <text:p text:style-name="P7">Ficam uma parte em /etc/init.d/</text:p>
      <text:p text:style-name="P8"><text:span text:style-name="T8">e outra em </text:span><text:span text:style-name="Source_20_Text">/lib/system.d/system/</text:span></text:p>
      <text:p text:style-name="P8"><text:span text:style-name="Source_20_Text"><text:span text:style-name="T5">/etc/systemd/system</text:span></text:span><text:span text:style-name="Source_20_Text"><text:span text:style-name="T9">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2:49:08.959324181</meta:creation-date>
    <dc:date>2016-10-27T11:02:05.838315392</dc:date>
    <meta:editing-duration>PT3H48M49S</meta:editing-duration>
    <meta:editing-cycles>10</meta:editing-cycles>
    <meta:generator>LibreOffice/5.2.2.2$Linux_X86_64 LibreOffice_project/20m0$Build-2</meta:generator>
    <meta:document-statistic meta:table-count="6" meta:image-count="0" meta:object-count="0" meta:page-count="1" meta:paragraph-count="29" meta:word-count="145" meta:character-count="1250" meta:non-whitespace-character-count="1125"/>
  </office:meta>
</office:document-meta>
</file>